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1.1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7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style:font-name-asian="Droid Sans" style:font-name-complex="DejaVu Sans Condensed"/>
    </style:style>
  </office:automatic-styles>
  <office:body>
    <office:spreadsheet>
      <table:table table:name="Перемещение" table:style-name="ta1" table:print="false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row table:style-name="ro1">
          <table:table-cell table:style-name="Default" office:value-type="string">
            <text:p>Дано: На правом берегу 3 священника и 3 демона. Всех нужно доставить на левый берег.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В лодке могут находиться только двое. Если демонов больше в одном месте (включая причаливающего в лодке), они съедают священников.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>
            <text:p>Решение:</text:p>
          </table:table-cell>
          <table:table-cell table:number-columns-repeated="3"/>
        </table:table-row>
        <table:table-row table:style-name="ro1">
          <table:table-cell table:style-name="Default" office:value-type="string">
            <text:p>Этап</text:p>
          </table:table-cell>
          <table:table-cell office:value-type="string">
            <text:p>Левый берег</text:p>
          </table:table-cell>
          <table:table-cell office:value-type="string">
            <text:p>Лодка</text:p>
          </table:table-cell>
          <table:table-cell office:value-type="string">
            <text:p>Правый берег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office:value-type="string">
            <text:p>СССДДД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&lt;- СД</text:p>
          </table:table-cell>
          <table:table-cell office:value-type="string">
            <text:p>ССДД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Д</text:p>
          </table:table-cell>
          <table:table-cell office:value-type="string">
            <text:p>С -&gt;</text:p>
          </table:table-cell>
          <table:table-cell office:value-type="string">
            <text:p>ССДД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Д</text:p>
          </table:table-cell>
          <table:table-cell office:value-type="string">
            <text:p>&lt;- ДД</text:p>
          </table:table-cell>
          <table:table-cell office:value-type="string">
            <text:p>ССС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ДД</text:p>
          </table:table-cell>
          <table:table-cell office:value-type="string">
            <text:p>Д -&gt;</text:p>
          </table:table-cell>
          <table:table-cell office:value-type="string">
            <text:p>ССС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ДД</text:p>
          </table:table-cell>
          <table:table-cell table:style-name="ce2" office:value-type="string">
            <text:p>&lt;- СС</text:p>
          </table:table-cell>
          <table:table-cell office:value-type="string">
            <text:p>СД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СД</text:p>
          </table:table-cell>
          <table:table-cell office:value-type="string">
            <text:p>СД -&gt;</text:p>
          </table:table-cell>
          <table:table-cell office:value-type="string">
            <text:p>СД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СД</text:p>
          </table:table-cell>
          <table:table-cell office:value-type="string">
            <text:p>&lt;- СС</text:p>
          </table:table-cell>
          <table:table-cell office:value-type="string">
            <text:p>ДД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ССС</text:p>
          </table:table-cell>
          <table:table-cell office:value-type="string">
            <text:p>Д -&gt;</text:p>
          </table:table-cell>
          <table:table-cell office:value-type="string">
            <text:p>ДД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ССС</text:p>
          </table:table-cell>
          <table:table-cell office:value-type="string">
            <text:p>&lt;- ДД</text:p>
          </table:table-cell>
          <table:table-cell office:value-type="string">
            <text:p>ДД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СССД</text:p>
          </table:table-cell>
          <table:table-cell office:value-type="string">
            <text:p>Д -&gt;</text:p>
          </table:table-cell>
          <table:table-cell office:value-type="string">
            <text:p>Д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СССД</text:p>
          </table:table-cell>
          <table:table-cell office:value-type="string">
            <text:p>&lt;- ДД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СССДДД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>
            <text:p>С</text:p>
          </table:table-cell>
          <table:table-cell table:style-name="Default" office:value-type="string">
            <text:p>- священник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Д</text:p>
          </table:table-cell>
          <table:table-cell table:style-name="Default" office:value-type="string">
            <text:p>- демон</text:p>
          </table:table-cell>
          <table:table-cell table:style-name="Default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9">09.09.2014</text:date>, <text:time>13:58:0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9T13:48:32</meta:creation-date>
    <dc:date>2014-09-09T13:58:05</dc:date>
    <meta:editing-duration>PT9M36S</meta:editing-duration>
    <meta:editing-cycles>1</meta:editing-cycles>
    <meta:document-statistic meta:table-count="1" meta:cell-count="57" meta:object-count="0"/>
    <meta:generator>OpenOffice/4.1.0$Linux OpenOffice.org_project/410m18$Build-9764</meta:generator>
  </office:meta>
</office:document-meta>
</file>